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ans1" svg:font-family="'Liberation Sans'" style:font-family-generic="swiss"/>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_20_indent">
      <style:paragraph-properties fo:line-height="150%" fo:text-align="justify" style:justify-single-word="false"/>
      <style:text-properties style:font-name="Times New Roman" fo:font-size="16pt" fo:language="ru" fo:country="RU" style:font-size-asian="16pt" style:font-size-complex="16pt"/>
    </style:style>
    <style:style style:name="P2" style:family="paragraph" style:parent-style-name="Text_20_body_20_indent">
      <style:paragraph-properties fo:line-height="150%" fo:text-align="justify" style:justify-single-word="false"/>
      <style:text-properties style:font-name="Times New Roman" fo:font-size="14pt" style:font-size-asian="14pt" style:font-size-complex="14pt"/>
    </style:style>
    <style:style style:name="P3" style:family="paragraph" style:parent-style-name="Text_20_body">
      <style:text-properties style:font-name="Times New Roman" fo:font-size="16pt" fo:language="ru" fo:country="RU" style:font-size-asian="16pt" style:font-size-complex="16pt"/>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_20_indent">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6" style:family="paragraph" style:parent-style-name="Text_20_body">
      <style:paragraph-properties fo:break-before="page"/>
    </style:style>
    <style:style style:name="P7" style:family="paragraph" style:parent-style-name="Text_20_body">
      <style:paragraph-properties fo:margin-left="1.251cm" fo:margin-right="0cm" fo:text-align="justify" style:justify-single-word="false" fo:text-indent="0cm" style:auto-text-indent="false"/>
      <style:text-properties style:font-name="Times New Roman" fo:font-size="16pt" fo:language="ru" fo:country="RU" style:font-size-asian="16pt" style:font-size-complex="16pt"/>
    </style:style>
    <style:style style:name="P8" style:family="paragraph" style:parent-style-name="Text_20_body" style:list-style-name="L1">
      <style:text-properties style:font-name="Times New Roman" fo:font-size="16pt" fo:language="ru" fo:country="RU" style:font-size-asian="16pt" style:font-size-complex="16pt"/>
    </style:style>
    <style:style style:name="P9" style:family="paragraph" style:parent-style-name="Text_20_body" style:list-style-name="L1">
      <style:text-properties style:font-name="Times New Roman" fo:language="ru" fo:country="RU"/>
    </style:style>
    <style:style style:name="P10" style:family="paragraph" style:parent-style-name="Text_20_body" style:list-style-name="L8"/>
    <style:style style:name="P11" style:family="paragraph" style:parent-style-name="Text_20_body" style:list-style-name="L13"/>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14" style:family="paragraph" style:parent-style-name="Text_20_body" style:list-style-name="L5">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15" style:family="paragraph" style:parent-style-name="Text_20_body" style:list-style-name="L6">
      <style:paragraph-properties fo:margin-left="1.251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16" style:family="paragraph" style:parent-style-name="Text_20_body" style:list-style-name="L6">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17" style:family="paragraph" style:parent-style-name="Text_20_body" style:list-style-name="L6">
      <style:paragraph-properties fo:margin-left="2.501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18"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19" style:family="paragraph" style:parent-style-name="Text_20_body" style:list-style-name="L12">
      <style:paragraph-properties fo:margin-left="0cm" fo:margin-right="0cm" fo:text-align="justify" style:justify-single-word="false" fo:text-indent="-0.64cm" style:auto-text-indent="false">
        <style:tab-stops/>
      </style:paragraph-properties>
      <style:text-properties style:font-name="Times New Roman" fo:font-size="14pt" fo:language="ru" fo:country="RU" style:font-size-asian="14pt" style:font-size-complex="14pt"/>
    </style:style>
    <style:style style:name="P20" style:family="paragraph" style:parent-style-name="Text_20_body" style:list-style-name="L12">
      <style:paragraph-properties fo:margin-left="0cm" fo:margin-right="0cm" fo:text-align="justify" style:justify-single-word="false" fo:text-indent="-0.64cm" style:auto-text-indent="false">
        <style:tab-stops/>
      </style:paragraph-properties>
      <style:text-properties fo:font-weight="bold" style:font-weight-asian="bold" style:font-weight-complex="bold"/>
    </style:style>
    <style:style style:name="P21" style:family="paragraph" style:parent-style-name="Text_20_body" style:list-style-name="L1">
      <style:paragraph-properties fo:margin-left="0cm" fo:margin-right="0cm" fo:text-align="justify" style:justify-single-word="false" fo:text-indent="0cm" style:auto-text-indent="false"/>
      <style:text-properties style:font-name="Times New Roman" fo:font-size="14pt" fo:language="ru" fo:country="RU" style:font-size-asian="14pt" style:font-size-complex="14pt"/>
    </style:style>
    <style:style style:name="P22" style:family="paragraph" style:parent-style-name="Text_20_body" style:list-style-name="L1">
      <style:paragraph-properties fo:margin-left="0cm" fo:margin-right="0cm" fo:text-indent="0cm" style:auto-text-indent="false"/>
      <style:text-properties style:font-name="Times New Roman" fo:font-size="14pt" fo:language="ru" fo:country="RU" style:font-size-asian="14pt" style:font-size-complex="14pt"/>
    </style:style>
    <style:style style:name="P23" style:family="paragraph" style:parent-style-name="Text_20_body" style:list-style-name="L7">
      <style:paragraph-properties fo:margin-left="0cm" fo:margin-right="0cm" fo:text-indent="0cm" style:auto-text-indent="false"/>
    </style:style>
    <style:style style:name="P24"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25" style:family="paragraph" style:parent-style-name="Text_20_body" style:list-style-name="L7">
      <style:paragraph-properties fo:margin-left="0cm" fo:margin-right="0cm" fo:margin-top="0cm" fo:margin-bottom="0cm" fo:text-indent="0cm" style:auto-text-indent="false"/>
    </style:style>
    <style:style style:name="P26" style:family="paragraph" style:parent-style-name="Text_20_body" style:list-style-name="L8">
      <style:paragraph-properties fo:margin-top="0cm" fo:margin-bottom="0cm"/>
    </style:style>
    <style:style style:name="P27" style:family="paragraph" style:parent-style-name="Text_20_body" style:list-style-name="L13">
      <style:paragraph-properties fo:margin-top="0cm" fo:margin-bottom="0cm"/>
    </style:style>
    <style:style style:name="P28" style:family="paragraph" style:parent-style-name="Text_20_body_20_indent" style:list-style-name="L2">
      <style:paragraph-properties fo:line-height="150%" fo:text-align="justify" style:justify-single-word="false"/>
      <style:text-properties style:font-name="Times New Roman" fo:font-size="14pt" style:font-size-asian="14pt" style:font-size-complex="14pt"/>
    </style:style>
    <style:style style:name="P29" style:family="paragraph" style:parent-style-name="Text_20_body_20_indent" style:list-style-name="L3">
      <style:paragraph-properties fo:line-height="150%" fo:text-align="justify" style:justify-single-word="false"/>
      <style:text-properties style:font-name="Times New Roman" fo:font-size="14pt" style:font-size-asian="14pt" style:font-size-complex="14pt"/>
    </style:style>
    <style:style style:name="P30" style:family="paragraph" style:parent-style-name="Text_20_body_20_indent" style:list-style-name="L4">
      <style:paragraph-properties fo:line-height="150%" fo:text-align="justify" style:justify-single-word="false"/>
      <style:text-properties style:font-name="Times New Roman"/>
    </style:style>
    <style:style style:name="P31" style:family="paragraph" style:parent-style-name="Text_20_body_20_indent" style:list-style-name="L2">
      <style:paragraph-properties fo:line-height="150%" fo:text-align="justify" style:justify-single-word="false"/>
      <style:text-properties fo:font-size="14pt" style:font-size-asian="14pt" style:font-size-complex="14pt"/>
    </style:style>
    <style:style style:name="P32" style:family="paragraph" style:parent-style-name="Text_20_body_20_indent" style:list-style-name="L3">
      <style:paragraph-properties fo:line-height="150%" fo:text-align="justify" style:justify-single-word="false"/>
      <style:text-properties fo:font-size="14pt" style:font-size-asian="14pt" style:font-size-complex="14pt"/>
    </style:style>
    <style:style style:name="P33" style:family="paragraph" style:parent-style-name="Text_20_body_20_indent" style:list-style-name="L3">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34" style:family="paragraph" style:parent-style-name="Heading_20_1">
      <style:paragraph-properties fo:break-before="page"/>
    </style:style>
    <style:style style:name="P35" style:family="paragraph" style:parent-style-name="Heading_20_3">
      <style:paragraph-properties fo:break-before="page"/>
    </style:style>
    <style:style style:name="P36" style:family="paragraph" style:parent-style-name="Standard" style:list-style-name="L1"/>
    <style:style style:name="P37" style:family="paragraph" style:parent-style-name="Standard" style:list-style-name="L11">
      <style:paragraph-properties fo:text-align="justify" style:justify-single-word="false"/>
      <style:text-properties fo:font-size="14pt" style:font-size-asian="14pt" style:font-size-complex="14pt"/>
    </style:style>
    <style:style style:name="P38" style:family="paragraph" style:parent-style-name="Standard" style:list-style-name="L10">
      <style:paragraph-properties fo:margin-left="0cm" fo:margin-right="0cm" fo:text-align="justify" style:justify-single-word="false" fo:text-indent="-0.635cm" style:auto-text-indent="false"/>
      <style:text-properties fo:font-size="14pt" fo:language="en" fo:country="US" style:font-size-asian="14pt" style:font-size-complex="14pt"/>
    </style:style>
    <style:style style:name="P39" style:family="paragraph" style:parent-style-name="Standard" style:list-style-name="L11">
      <style:paragraph-properties fo:margin-left="0cm" fo:margin-right="0cm" fo:text-align="justify" style:justify-single-word="false" fo:text-indent="-0.635cm" style:auto-text-indent="false"/>
      <style:text-properties fo:font-size="14pt" style:font-size-asian="14pt" style:font-size-complex="14pt"/>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style:font-name="Times New Roman"/>
    </style:style>
    <style:style style:name="T4" style:family="text">
      <style:text-properties style:font-name="Times New Roman" fo:language="ru" fo:country="RU"/>
    </style:style>
    <style:style style:name="T5" style:family="text">
      <style:text-properties fo:language="ru" fo:country="RU"/>
    </style:style>
    <style:style style:name="T6" style:family="text">
      <style:text-properties fo:language="en" fo:country="none"/>
    </style:style>
    <style:style style:name="T7" style:family="text">
      <style:text-properties fo:font-weight="bold" style:font-weight-asian="bold" style:font-weight-complex="bold"/>
    </style:style>
    <style:style style:name="T8" style:family="text">
      <style:text-properties fo:font-size="14pt"/>
    </style:style>
    <style:style style:name="T9" style:family="text">
      <style:text-properties style:font-size-asian="14pt"/>
    </style:style>
    <style:style style:name="T10" style:family="text">
      <style:text-properties style:font-size-complex="14pt"/>
    </style:style>
    <style:style style:name="T11" style:family="text">
      <style:text-properties style:use-window-font-color="true" style:text-outline="false" style:text-line-through-style="none" style:text-position="0% 100%" style:font-name="Andale Sans UI"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55748970" text:style-name="L1">
        <text:list-header>
          <text:p text:style-name="P8">План:</text:p>
        </text:list-header>
        <text:list-item>
          <text:p text:style-name="P8">Введение</text:p>
        </text:list-item>
        <text:list-item>
          <text:p text:style-name="P8">Задание на разработку</text:p>
        </text:list-item>
        <text:list-item>
          <text:p text:style-name="P9"><text:span text:style-name="T1">Обзор современных </text:span><text:span text:style-name="T2">ajax-</text:span><text:span text:style-name="T1">фреймворков</text:span></text:p>
        </text:list-item>
        <text:list-item>
          <text:p text:style-name="P8">Обзор современных фреймворков для моделирования</text:p>
        </text:list-item>
        <text:list-item>
          <text:p text:style-name="P8">Обоснование выбора фреймворков</text:p>
        </text:list-item>
        <text:list-item>
          <text:p text:style-name="P8">Проектирование редактора</text:p>
        </text:list-item>
        <text:list-item>
          <text:p text:style-name="P8">Реализация редактора</text:p>
        </text:list-item>
        <text:list-item>
          <text:p text:style-name="P8">ТЭО</text:p>
        </text:list-item>
        <text:list-item>
          <text:p text:style-name="P8">ЗИС</text:p>
        </text:list-item>
      </text:list>
      <text:p text:style-name="P3"/>
      <text:h text:style-name="P34" text:outline-level="1">Введение</text:h>
      <text:p text:style-name="P2">С тех пор, как государство РФ отменило монополию на внешнюю торговлю, он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text:s/>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P2">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2022811212" text:style-name="L2">
        <text:list-item>
          <text:p text:style-name="P28">Если грузоотправитель товаров заранее сообщит о своих намерениях таможенным брокерам, то оформление его товаров пройдет быстрее и <text:s/>надежнее, так как брокеры смогут заранее рассчитать необходимые <text:s/>таможенные платежи. </text:p>
        </text:list-item>
        <text:list-item>
          <text:p text:style-name="P28">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28">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28">Если будет найдена ошибка, инспектор сможет быстро вернуть сведения брокеру со своими замечаниями для исправления ошибок. </text:p>
        </text:list-item>
        <text:list-item>
          <text:p text:style-name="P31"><office:annotation>
       <dc:creator>Андрей Ерёменок</dc:creator>
       <dc:date>2008-12-30T17:40:37</dc:date>
       <text:p text:style-name="P40"><text:span text:style-name="T11">Что еще</text:span></text:p>
      </office:annotation><text:span text:style-name="T3">Todo</text:span></text:p>
        </text:list-item>
      </text:list>
      <text:p text:style-name="P5">Возможность реализации этих улучшений и привела к созданию системы электронного декларирования товаров и транспортных средств (ЭДТиТС). </text:p>
      <text:p text:style-name="P5">Эта система должна заменить бумажный документооборот электронным <text:soft-page-break/>документооборотом. А значит, ее функции можно разделить на 2 группы:</text:p>
      <text:list xml:id="list976397803" text:style-name="L3">
        <text:list-item>
          <text:p text:style-name="P29">управление всем документооборотом в целом (какие документы куда направить и в какое состояние привести)</text:p>
        </text:list-item>
        <text:list-item>
          <text:p text:style-name="P32"><text:span text:style-name="T3">управление отдельным документом (создание, редактирование, просмотр, </text:span><text:span text:style-name="T3">удаление)</text:span></text:p>
          <text:p text:style-name="P33">Задачи первой группы решает подсистема ЭДТиТС «Потрал Декларанта», задачи второй — подсистема ЭДТиТС «Редактор Документов». </text:p>
          <text:p text:style-name="P33">Настоящая работа посвящена разработке «Редактора Документов».</text:p>
        </text:list-item>
      </text:list>
      <text:list xml:id="list1146524012" text:style-name="L4">
        <text:list-header>
          <text:p text:style-name="P30"/>
        </text:list-header>
      </text:list>
      <text:p text:style-name="P1"/>
      <text:list xml:id="list813502715" text:continue-list="list1955748970" text:style-name="L1">
        <text:list-header>
          <text:p text:style-name="P13"/>
        </text:list-header>
      </text:list>
      <text:h text:style-name="Heading_20_1" text:outline-level="1">Задание на разработку</text:h>
      <text:h text:style-name="Heading_20_2" text:outline-level="2">Требования</text:h>
      <text:p text:style-name="P7">1. Редактор должен быть клиент-серверным приложением, где клиент базируется на веб-браузере IE 7+.</text:p>
      <text:p text:style-name="P7">2. Редактор должен быть основан на Java.</text:p>
      <text:p text:style-name="P7">3. Редактор должен поддерживать валидацию документов.</text:p>
      <text:p text:style-name="P7">4. Редактор должен быть легко расширяемым для новых типов документов.</text:p>
      <text:p text:style-name="P7">5. Источником формализованных документов являются XSD-схемы, поставляемые сторонней организацией.</text:p>
      <text:p text:style-name="P7">6. Редактор должен быть устойчив к обрывам связи со стороны клиента и отказам сервера.</text:p>
      <text:list xml:id="list287771779" text:continue-numbering="true" text:style-name="L1">
        <text:list-header>
          <text:p text:style-name="P13"/>
        </text:list-header>
      </text:list>
      <text:h text:style-name="Heading_20_1" text:outline-level="1"><text:span text:style-name="T1">Обзор современных </text:span><text:span text:style-name="T2">ajax-</text:span><text:span text:style-name="T1">фреймворков</text:span></text:h>
      <text:list xml:id="list1189503066" text:continue-numbering="true" text:style-name="L1">
        <text:list-header>
          <text:p text:style-name="P13"/>
        </text:list-header>
      </text:list>
      <text:h text:style-name="Heading_20_1" text:outline-level="1">Обзор современных технологий моделирования</text:h>
      <text:h text:style-name="Heading_20_2" text:outline-level="2">Цель моделирования</text:h>
      <text:list xml:id="list1437980678" text:style-name="L5">
        <text:list-item>
          <text:list>
            <text:list-header>
              <text:p text:style-name="P14">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1343714063" text:style-name="L6">
        <text:list-item>
          <text:list>
            <text:list-item>
              <text:p text:style-name="P15">взаимодействие с СУБД</text:p>
              <text:p text:style-name="P15">Редактируемые документы должны храниться в реляционной <text:s/>БД (MySQL) на сервере. Хранение моделируемого документа должно, по меньшей мере, иметь следующие свойства:</text:p>
              <text:list>
                <text:list-item>
                  <text:p text:style-name="P17"><office:annotation>
           <dc:creator>Андрей Ерёменок</dc:creator>
           <dc:date>2009-01-03T17:49:10</dc:date>
           <text:p text:style-name="P40"><text:span text:style-name="T11">проще</text:span></text:p>
          </office:annotation>метафора модели должна соответствовать доступным метафорам работы с БД (SQL, ORM)</text:p>
                </text:list-item>
                <text:list-item>
                  <text:p text:style-name="P17">обмен данными с базой не должен причинять ущерба производительности (<office:annotation>
           <dc:creator>Андрей Ерёменок</dc:creator>
           <dc:date>2009-01-03T17:49:39</dc:date>
           <text:p text:style-name="P40"><text:span text:style-name="T11">подробнее</text:span></text:p>
          </office:annotation>частичная загрузка)</text:p>
                </text:list-item>
              </text:list>
            </text:list-item>
            <text:list-item>
              <text:p text:style-name="P15">взаимодействие с XML</text:p>
              <text:p text:style-name="P15">Источником модели является XSD-схема (довольно сложная), а обмен данными между редактором и внешним миром происходит в виде XML-документов. Это требует от технологии возможностей</text:p>
              <text:list>
                <text:list-item>
                  <text:p text:style-name="P17">строить модель по XSD-схеме автоматически</text:p>
                </text:list-item>
                <text:list-item>
                  <text:p text:style-name="P17">получать XML-представление конкретного документа</text:p>
                </text:list-item>
                <text:list-item>
                  <text:p text:style-name="P17">валидировать данные документа согласно схеме</text:p>
                </text:list-item>
              </text:list>
            </text:list-item>
            <text:list-item>
              <text:p text:style-name="P15">сопоставление данных на сервере данным на клиенте</text:p>
              <text:p text:style-name="P15">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16"/>
            </text:list-item>
          </text:list>
        </text:list-item>
      </text:list>
      <text:h text:style-name="Heading_20_2" text:outline-level="2">Технологии:</text:h>
      <text:p text:style-name="P4">Минимально необходима возможность автоматического создания модели по заданной XML-схеме. Это ограничивает круг технологий моделирования.</text:p>
      <text:h text:style-name="Heading_20_3" text:outline-level="3">DOM парсер</text:h>
      <text:h text:style-name="Heading_20_4" text:outline-level="4">Описание</text:h>
      <text:list xml:id="list413876690" text:continue-list="list1189503066" text:style-name="L1">
        <text:list-item>
          <text:list>
            <text:list-item>
              <text:list>
                <text:list-item>
                  <text:list>
                    <text:list-header>
                      <text:p text:style-name="P18"><text:span text:style-name="T5">DOM (от англ. </text:span><text:span text:style-name="T6">Document Object Model</text:span><text:span text:style-name="T5"> — «объектная модель документа») — это не зависящий от платформы и языка программный интерфейс, позволяющий программам и скриптам получить доступ к содержимому </text:span><text:span text:style-name="T5">документов, а также изменять содержимое, структуру и оформление документов.</text:span></text:p>
                      <text:p text:style-name="P18">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office:annotation>
             <dc:creator>Андрей Ерёменок</dc:creator>
             <dc:date>2009-01-03T18:49:11</dc:date>
             <text:p text:style-name="P40"><text:span text:style-name="T11">еще</text:span></text:p>
            </office:annotation>между собой отношениями родительский-дочерний.</text:p>
                    </text:list-header>
                  </text:list>
                </text:list-item>
              </text:list>
            </text:list-item>
          </text:list>
        </text:list-item>
      </text:list>
      <text:h text:style-name="Heading_20_4" text:outline-level="4">Соответствие критериям</text:h>
      <text:h text:style-name="Heading_20_5" text:outline-level="5">БД</text:h>
      <text:list xml:id="list1603543542" text:continue-numbering="true" text:style-name="L1">
        <text:list-item>
          <text:list>
            <text:list-item>
              <text:list>
                <text:list-item>
                  <text:list>
                    <text:list-item>
                      <text:list>
                        <text:list-header>
                          <text:p text:style-name="P21">Единственная метафора, совместимая с реляционными БД - <text:s/>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746684931" text:continue-numbering="true" text:style-name="L1">
        <text:list-item>
          <text:list>
            <text:list-item>
              <text:list>
                <text:list-item>
                  <text:list>
                    <text:list-item>
                      <text:list>
                        <text:list-header>
                          <text:p text:style-name="P21">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1087448260" text:continue-numbering="true" text:style-name="L1">
        <text:list-item>
          <text:list>
            <text:list-item>
              <text:list>
                <text:list-item>
                  <text:list>
                    <text:list-item>
                      <text:list>
                        <text:list-header>
                          <text:p text:style-name="P21">Производя разбор DOM-дерева, можно получить любой необходимый массив данных.</text:p>
                          <text:p text:style-name="P24"/>
                        </text:list-header>
                      </text:list>
                    </text:list-item>
                  </text:list>
                </text:list-item>
              </text:list>
            </text:list-item>
          </text:list>
        </text:list-item>
      </text:list>
      <text:h text:style-name="Heading_20_3" text:outline-level="3">XMLBeans</text:h>
      <text:h text:style-name="Heading_20_4" text:outline-level="4">Описание</text:h>
      <text:p text:style-name="Text_20_body">XMLBeans is a tool that allows you to access the <text:span text:style-name="Emphasis">full</text:span> power of XML in a Java friendly way. The idea is that you can take advantage of the richness and features of XML and XML Schema and have these features mapped as naturally as possible to the equivalent Java language and typing constructs. XMLBeans uses XML Schema to <text:span text:style-name="Emphasis">compile</text:span> Java interfaces and classes that you can then use to access and modify XML instance data. Using XMLBeans is similar to using any other Java interface/class, you will see things like getFoo or setFoo just as you would expect when working with Java. While a major use of XMLBeans is to access your XML instance data with strongly typed Java classes there are also API's that allow you access to the full XML infoset (XMLBeans keeps XML Infoset fidelity) as well as to allow you to <text:span text:style-name="Emphasis">reflect</text:span> into the XML schema itself through an XML Schema Object model.</text:p>
      <text:p text:style-name="Text_20_body">For more details on XMLBeans see the XMLBeans Wiki pages or the XMLBeans documentation (the Documentation tab on this website).</text:p>
      <text:h text:style-name="Heading_20_3" text:outline-level="3" text:is-list-header="true">What Makes XMLBeans Different</text:h>
      <text:p text:style-name="Text_20_body">There are at least two major things that make XMLBeans unique from other XML-Java binding options.</text:p>
      <text:list xml:id="list1893088236" text:style-name="L8">
        <text:list-item>
          <text:p text:style-name="P26"><text:span text:style-name="Strong_20_Emphasis">Full XML Schema support.</text:span> XMLBeans fully supports XML Schema and the corresponding java classes provide constructs for all of the major functionality of XML Schema. This is critical since often times you do not have control over the features of XML Schema that you need to work with in Java. Also, XML Schema oriented applications can take full advantage of the power of XML Schema and not have to restrict themselvs to a subset. </text:p>
        </text:list-item>
        <text:list-item>
          <text:p text:style-name="P10"><text:span text:style-name="Strong_20_Emphasis">Full XML Infoset fidelity.</text:span>When unmarshalling an XML instance the full XML infoset is kept and is available to the developer. This is critical because because of the subset of XML that is not easily represented in java. For example, order of the elements or comments might be needed in a particular application. </text:p>
        </text:list-item>
      </text:list>
      <text:p text:style-name="Text_20_body">A major objective of XMLBeans has been to be applicable in <text:span text:style-name="Emphasis">all</text:span> non-streaming (in memory) XML programming situations. You should be able to compile your XML Schema into a set of java classes and know that 1) you will be able to use XMLBeans for all of the schemas you encounter (even the warped ones) and 2) that you will be able to get to the XML at whatever level is necessary - and not have to resort to multple tools to do this.</text:p>
      <text:p text:style-name="Text_20_body">To accomplish this XMLBeans provides three major APIs:</text:p>
      <text:list xml:id="list1468311555" text:style-name="L13">
        <text:list-item>
          <text:p text:style-name="P27"><text:span text:style-name="Strong_20_Emphasis">XmlObject</text:span> The java classes that are generated from an XML Schema are all derived from XmlObject. These provide strongly typed getters and setters for each of the elements within the defined XML. Complex types are in turn XmlObjects. For example getCustomer might return a CustomerType (which is an XmlObject). Simple types turn into simple getters and setters with the correct java type. For example getName might return a String. </text:p>
        </text:list-item>
        <text:list-item>
          <text:p text:style-name="P27"><text:span text:style-name="Strong_20_Emphasis">XmlCursor</text:span> From any XmlObject you can get an XmlCursor. This provides efficient, low level access to the XML Infoset. A cursor represents a position in the XML instance. You can move the cursor around the XML instance at any level of granularity you need from individual characters to Tokens. </text:p>
        </text:list-item>
        <text:list-item>
          <text:p text:style-name="P11"><text:span text:style-name="Strong_20_Emphasis">SchemaType</text:span> XMLBeans provides a full XML Schema object model that you can use to reflect on the underlying schema meta information. For example, you might want to <text:soft-page-break/>generate a sample XML instance for an XML schema or perhaps find the enumerations for an element so that you can display them. </text:p>
        </text:list-item>
      </text:list>
      <text:p text:style-name="Text_20_body">All of this was built with performance in mind. Informal benchmarks and user feedback indicate that XMLBeans is extremely fast.</text:p>
      <text:h text:style-name="Heading_20_4" text:outline-level="4">Соответствие критериям</text:h>
      <text:h text:style-name="Heading_20_5" text:outline-level="5">БД</text:h>
      <text:p text:style-name="P12">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P12">XMLBeans являясь надстройкой над DOM, добавляет такие возможности, как частичная валидация.</text:p>
      <text:h text:style-name="Heading_20_5" text:outline-level="5">Обмен данными</text:h>
      <text:p text:style-name="P12">Для разбора документа используется стандартная рефлексия Java с некоторыми расширениями.</text:p>
      <text:h text:style-name="P35" text:outline-level="3">JAXB</text:h>
      <text:h text:style-name="Heading_20_4" text:outline-level="4">Описание</text:h>
      <text:list xml:id="list771751926" text:continue-list="list1087448260" text:style-name="L1">
        <text:list-item>
          <text:list>
            <text:list-item>
              <text:list>
                <text:list-item>
                  <text:list>
                    <text:list-header>
                      <text:p text:style-name="P36">Java Architecture for XML Binding (JAXB) allows Java developers to map Java classes to XML representations. JAXB provides two main features: the ability to marshal Java objects into XML and the inverse, i.e. to unmarshal XML back into Java objects. In other words, JAXB allows storing and retrieving data in memory in any XML format, without the need to implement a specific set of XML loading and saving routines for the program's class structure.</text:p>
                    </text:list-header>
                  </text:list>
                </text:list-item>
              </text:list>
            </text:list-item>
          </text:list>
        </text:list-item>
      </text:list>
      <text:p text:style-name="Text_20_body">JAXB is particularly useful when the specification is complex and changing. In such a case, regularly changing the XML Schema definitions to keep them synchronised with the Java definitions can be time consuming and error prone.</text:p>
      <text:p text:style-name="Text_20_body">JAXB is one of the APIs in the Java EE platform, and is part of the Java Web Services Development Pack (JWSDP). It is also one of the foundations for WSIT. JAXB is part of SE version 1.6.</text:p>
      <text:p text:style-name="Text_20_body">JAXB 1.0 was developed under the Java Community Process as JSR 31. As of 2006[update], JAXB 2.0 is being developed under JSR 222. Reference implementations for these specifications are available under the CDDL open source license at java.net.</text:p>
      <text:list xml:id="list1212818347" text:continue-numbering="true" text:style-name="L1">
        <text:list-item>
          <text:list>
            <text:list-item>
              <text:list>
                <text:list-item>
                  <text:list>
                    <text:list-header>
                      <text:p text:style-name="P21"/>
                      <text:p text:style-name="P21">JAXB предлагает быстрый и удобный способ создания двухстороннего преобразования между XML документами и классами языка Java. Задавая DTD, компилятор JAXB создает набор классов Java, содержащий весь код, который необходим для анализа XML документов, основанных на данной схеме. Разработчик, использующий созданные классы, может строить дерево объектов Java, изображающих XML документ, обрабатывать содержимое этого дерева и заново создавать XML документы из него.</text:p>
                      <text:p text:style-name="P21">Для того чтобы начать использование приложения JAXB, все, что вам нужно, это схема, и для данной версии JAXB это должна быть DTD. Вы можете написать свою схему DTD, или же вы можете получить ее где-либо еще, например, из стандартного <office:annotation>
             <dc:creator>Андрей Ерёменок</dc:creator>
             <dc:date>2009-01-03T19:09:56</dc:date>
             <text:p text:style-name="P40"><text:span text:style-name="T11">еще</text:span></text:p>
            </office:annotation>репозитория DTD через JAXB. </text:p>
                      <text:p text:style-name="P22">Обращаться к данным в памяти, но вам не нужна возможность обработки деревьев </text:p>
                    </text:list-header>
                  </text:list>
                </text:list-item>
              </text:list>
            </text:list-item>
          </text:list>
        </text:list-item>
        <text:list-item text:style-override="L7">
          <text:p text:style-name="P25">Обрабатывать только верные данные </text:p>
        </text:list-item>
        <text:list-item text:style-override="L7">
          <text:p text:style-name="P25">Преобразовывать данные к различным типам </text:p>
        </text:list-item>
        <text:list-item text:style-override="L7">
          <text:p text:style-name="P23">Создавать объектные представления данных XML </text:p>
        </text:list-item>
      </text:list>
      <text:h text:style-name="Heading_20_4" text:outline-level="4"><text:span text:style-name="T7">Соответствие</text:span> <text:span text:style-name="T7">критериям</text:span></text:h>
      <text:h text:style-name="Heading_20_5" text:outline-level="5">БД</text:h>
      <text:p text:style-name="P4">Библиотека HyperJAXB позволяет объектам JAXB взаимодействовать с БД, используя интерфейс Hibernate. <office:annotation>
     <dc:creator>Андрей Ерёменок</dc:creator>
     <dc:date>2009-01-04T17:51:37</dc:date>
     <text:p text:style-name="P40"><text:span text:style-name="T11">Она там есть?</text:span></text:p>
    </office:annotation><text:span text:style-name="T4">Возможность частичной загрузки документа, в частности, улучшает производительность.</text:span></text:p>
      <text:h text:style-name="Heading_20_5" text:outline-level="5"><text:soft-page-break/>XML</text:h>
      <text:p text:style-name="P4">Классы JAXB генерируются на основе XSD-схемы, а их объекты сериализуются в XML. Валидация возможна только целиком при сериализации/десериализации.</text:p>
      <text:h text:style-name="Heading_20_5" text:outline-level="5"><text:span text:style-name="T7">Обмен</text:span> данными</text:h>
      <text:p text:style-name="Text_20_body">Разбор документа возможен только с использованием стандартной рефлексии Java.</text:p>
      <text:p text:style-name="P6"/>
      <text:h text:style-name="Heading_20_3" text:outline-level="3">EMF</text:h>
      <text:h text:style-name="Heading_20_4" text:outline-level="4">Описание</text:h>
      <text:list xml:id="list940119948" text:style-name="L10">
        <text:list-item>
          <text:list>
            <text:list-header>
              <text:p text:style-name="P38">Свободный фреймворк, основанный на Eclipse, - для генерации кода, инструментов и прочих приложений, - на основе структурированной модели данных. EMF предоставляет инструментарий и поддержку во время исполнения для того, чтобы из модели, описанной в XMI, получить</text:p>
            </text:list-header>
          </text:list>
        </text:list-item>
      </text:list>
      <text:list xml:id="list1878863468" text:style-name="L11">
        <text:list-item>
          <text:list>
            <text:list-item>
              <text:p text:style-name="P37">соответствующий набор Java-классов</text:p>
            </text:list-item>
            <text:list-item>
              <text:p text:style-name="P37">набор адаптеров, позволяющих просматривать и редактировать модель</text:p>
            </text:list-item>
            <text:list-item>
              <text:p text:style-name="P37">простейший редактор модели</text:p>
              <text:p text:style-name="P39">Модель также может быть описана </text:p>
            </text:list-item>
            <text:list-item>
              <text:p text:style-name="P37">аннотированным Java-кодом</text:p>
            </text:list-item>
            <text:list-item>
              <text:p text:style-name="P37">UML</text:p>
            </text:list-item>
            <text:list-item>
              <text:p text:style-name="P37">XML-схемой</text:p>
            </text:list-item>
            <text:list-item>
              <text:p text:style-name="P37">моделью формата Rational Rose</text:p>
              <text:p text:style-name="P39">Все это может импортировать EMF. Архиважно, что EMF обеспечивает основу для взаимодействия с другими инструментами и приложениями, основанными на нем.</text:p>
            </text:list-item>
          </text:list>
        </text:list-item>
      </text:list>
      <text:h text:style-name="Heading_20_4" text:outline-level="4"><text:span text:style-name="T7">Соответствие</text:span> <text:span text:style-name="T7">критериям</text:span></text:h>
      <text:h text:style-name="Heading_20_5" text:outline-level="5">БД</text:h>
      <text:list xml:id="list710318997" text:style-name="L12">
        <text:list-item>
          <text:list>
            <text:list-item>
              <text:list>
                <text:list-item>
                  <text:list>
                    <text:list-item>
                      <text:list>
                        <text:list-header>
                          <text:p text:style-name="P19">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390238560" text:continue-numbering="true" text:style-name="L12">
        <text:list-item>
          <text:list>
            <text:list-item>
              <text:list>
                <text:list-item>
                  <text:list>
                    <text:list-item>
                      <text:list>
                        <text:list-header>
                          <text:p text:style-name="P19">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7">обмен</text:span> <text:span text:style-name="T7">данными</text:span></text:h>
      <text:list xml:id="list1229007288" text:continue-numbering="true" text:style-name="L12">
        <text:list-item>
          <text:list>
            <text:list-item>
              <text:list>
                <text:list-item>
                  <text:list>
                    <text:list-item>
                      <text:list>
                        <text:list-header>
                          <text:p text:style-name="P19">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p text:style-name="P20"/>
                        </text:list-header>
                      </text:list>
                    </text:list-item>
                  </text:list>
                </text:list-item>
              </text:list>
            </text:list-item>
          </text:list>
        </text:list-item>
      </text:list>
      <text:list xml:id="list415656265" text:continue-list="list1212818347" text:style-name="L1">
        <text:list-header>
          <text:p text:style-name="P13"/>
        </text:list-header>
      </text:list>
      <text:h text:style-name="Heading_20_1" text:outline-level="1">Обоснование выбора технологий</text:h>
      <text:list xml:id="list1531300361" text:continue-numbering="true" text:style-name="L1">
        <text:list-header>
          <text:p text:style-name="P13"/>
        </text:list-header>
      </text:list>
      <text:h text:style-name="Heading_20_1" text:outline-level="1">Проектирование редактора</text:h>
      <text:h text:style-name="Heading_20_2" text:outline-level="2">Генерация EMF-модели</text:h>
      <text:h text:style-name="Heading_20_2" text:outline-level="2">Серверные модули (функциональные)</text:h>
      <text:h text:style-name="Heading_20_2" text:outline-level="2">Клиентские модули</text:h>
      <text:h text:style-name="Heading_20_3" text:outline-level="3">По типам документов</text:h>
      <text:h text:style-name="Heading_20_3" text:outline-level="3">Функциональные</text:h>
      <text:h text:style-name="Heading_20_2" text:outline-level="2">Модули, наводящие на мысль о конвертере</text:h>
      <text:h text:style-name="Heading_20_2" text:outline-level="2">Конвертер</text:h>
      <text:h text:style-name="Heading_20_3" text:outline-level="3">Общий план</text:h>
      <text:h text:style-name="Heading_20_3" text:outline-level="3">Язык</text:h>
      <text:h text:style-name="Heading_20_3" text:outline-level="3">Структура конвертера (чтение, подгрузка, вывод)</text:h>
      <text:p text:style-name="Text_20_body"/>
      <text:list xml:id="list348775871" text:continue-numbering="true" text:style-name="L1">
        <text:list-header>
          <text:p text:style-name="P13"/>
        </text:list-header>
      </text:list>
      <text:h text:style-name="Heading_20_1" text:outline-level="1">Реализация редактора</text:h>
      <text:h text:style-name="Heading_20_2" text:outline-level="2">Клиентский каркас</text:h>
      <text:h text:style-name="Heading_20_2" text:outline-level="2">Конвертер</text:h>
      <text:h text:style-name="Heading_20_3" text:outline-level="3">Модный полиморфизм</text:h>
      <text:h text:style-name="Heading_20_3" text:outline-level="3">Генерируемые файлы</text:h>
      <text:h text:style-name="Heading_20_2" text:outline-level="2">Обвеска для взаимодействия клиента и сервера</text:h>
      <text:h text:style-name="Heading_20_2" text:outline-level="2">Логика</text:h>
      <text:list xml:id="list1162813491" text:continue-numbering="true" text:style-name="L1">
        <text:list-header>
          <text:p text:style-name="P13"/>
        </text:list-header>
      </text:list>
      <text:h text:style-name="Heading_20_1" text:outline-level="1">ТЭО</text:h>
      <text:list xml:id="list2058741617" text:continue-numbering="true" text:style-name="L1">
        <text:list-header>
          <text:p text:style-name="P13"/>
        </text:list-header>
      </text:list>
      <text:h text:style-name="Heading_20_1" text:outline-level="1">ЗИС</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ans1" svg:font-family="'Liberation Sans'" style:font-family-generic="swiss"/>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05T22:12:15</dc:date>
    <dc:creator>Андрей Ерёменок</dc:creator>
    <meta:editing-duration>PT07H37M15S</meta:editing-duration>
    <meta:editing-cycles>199</meta:editing-cycles>
    <meta:document-statistic meta:table-count="0" meta:image-count="0" meta:object-count="0" meta:page-count="17" meta:paragraph-count="141" meta:word-count="2067" meta:character-count="14368"/>
    <meta:user-defined meta:name="Поле 1"/>
    <meta:user-defined meta:name="Поле 2"/>
    <meta:user-defined meta:name="Поле 3"/>
    <meta:user-defined meta:name="Поле 4"/>
  </office:meta>
</office:document-meta>
</file>